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110a24"/>
    </style:style>
    <style:style style:name="P2" style:family="paragraph" style:parent-style-name="Standard">
      <style:text-properties officeooo:paragraph-rsid="00110a24"/>
    </style:style>
    <style:style style:name="P3" style:family="paragraph" style:parent-style-name="Text_20_body">
      <style:paragraph-properties fo:margin-top="0in" fo:margin-bottom="0.0972in" loext:contextual-spacing="false"/>
      <style:text-properties officeooo:paragraph-rsid="00110a24"/>
    </style:style>
    <style:style style:name="P4" style:family="paragraph" style:parent-style-name="Text_20_body">
      <style:text-properties officeooo:paragraph-rsid="00110a24"/>
    </style:style>
    <style:style style:name="P5" style:family="paragraph" style:parent-style-name="Text_20_body">
      <style:paragraph-properties fo:margin-top="0.1665in" fo:margin-bottom="0.0835in" loext:contextual-spacing="false" fo:text-align="center" style:justify-single-word="false"/>
      <style:text-properties fo:font-size="20pt" officeooo:paragraph-rsid="00110a24" style:font-size-asian="20pt" style:font-size-complex="20pt"/>
    </style:style>
    <style:style style:name="P6" style:family="paragraph" style:parent-style-name="Title" style:master-page-name="Standard">
      <style:paragraph-properties fo:margin-top="0.1665in" fo:margin-bottom="0.0835in" loext:contextual-spacing="false" fo:text-align="center" style:justify-single-word="false" style:page-number="auto"/>
      <style:text-properties officeooo:paragraph-rsid="00110a24"/>
    </style:style>
    <style:style style:name="P7" style:family="paragraph" style:parent-style-name="Heading_20_1">
      <style:text-properties officeooo:paragraph-rsid="00110a24"/>
    </style:style>
    <style:style style:name="P8" style:family="paragraph" style:parent-style-name="Heading_20_1">
      <style:text-properties fo:font-size="10pt" fo:font-weight="normal" officeooo:paragraph-rsid="00110a24" style:font-size-asian="10pt" style:font-weight-asian="normal" style:font-size-complex="10pt" style:font-weight-complex="normal"/>
    </style:style>
    <style:style style:name="P9" style:family="paragraph" style:parent-style-name="Heading_20_3">
      <style:text-properties officeooo:paragraph-rsid="00110a24"/>
    </style:style>
    <style:style style:name="P10" style:family="paragraph" style:parent-style-name="Heading_20_3">
      <style:text-properties fo:font-size="10pt" officeooo:paragraph-rsid="00110a24" style:font-size-asian="10pt" style:font-size-complex="1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10a24" style:font-size-asian="20pt" style:font-size-complex="20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name-asian="Liberation Serif1" style:font-name-complex="Liberation Serif1"/>
    </style:style>
    <style:style style:name="T5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officeooo:rsid="00110a24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Epics </text:span><text:span text:style-name="T2">Motors </text:span><text:span text:style-name="T1">Implementation in Sardana</text:span></text:p>
      <text:p text:style-name="P5"/>
      <text:h text:style-name="P7" text:outline-level="1">1. create a new sardana instance.</text:h>
      <text:h text:style-name="P9" text:outline-level="3">Terminal 1: Sardana Epics<text:span text:style-name="T6">Modul</text:span></text:h>
      <text:h text:style-name="P10" text:outline-level="3"><text:span text:style-name="T7">epicsmodule does not exist. Do you wish to create a new one (Y/n) ? y</text:span></text:h>
      <text:h text:style-name="P8" text:outline-level="1">/usr/lib/python3/dist-packages/sardana/src/sardana/pool/poolcontrollers/HklPseudoMotorController.py:52: PyGIWarning: Hkl was imported without specifying a version first. Use gi.require_version('Hkl', '5.0') before import to ensure that the right version gets loaded.</text:h>
      <text:h text:style-name="P8" text:outline-level="1"><text:s text:c="2"/>from gi.repository import Hkl</text:h>
      <text:h text:style-name="P8" text:outline-level="1">MainThread <text:s text:c="4"/>WARNING <text:s/>2020-08-31 14:22:49,310 dide17.basisit.de:10000.Pool_epicsmodule_1: Received elements error event Pool was shutdown or is inaccessible</text:h>
      <text:h text:style-name="P7" text:outline-level="1"><text:s/><text:span text:style-name="T6">2, </text:span>using a new profile:</text:h>
      <text:h text:style-name="P9" text:outline-level="3">Terminal 2: spock - - profile=Epics<text:span text:style-name="T6">Module</text:span></text:h>
      <text:p text:style-name="P1"/>
      <text:p text:style-name="P1">MainThread <text:s text:c="4"/>INFO <text:s text:c="4"/>2020-08-31 14:23:13,148 TaurusRootLogger: Using PyQt4 (v4.12.1 with Qt 4.8.7 and Python 3.7.3)</text:p>
      <text:p text:style-name="P1">MainThread <text:s text:c="4"/>INFO <text:s text:c="4"/>2020-08-31 14:23:13,303 TaurusRootLogger: Plugin "taurus_pyqtgraph" lazy-loaded as "taurus.qt.qtgui.tpg"</text:p>
      <text:p text:style-name="P1">Profile 'EpicsModule' does not exist. Do you want to create one now ([y]/n)? y</text:p>
      <text:p text:style-name="P1">Available Door devices from dide17.basisit.de:10000 :</text:p>
      <text:p text:style-name="P1">Door/blender/1 (a.k.a. Door/blender/1)</text:p>
      <text:p text:style-name="P1">Door/python3tangods/1 (a.k.a. Door/python3tangods/1)</text:p>
      <text:p text:style-name="P1">Door_demo4_1 (a.k.a. Door/demo4/1)</text:p>
      <text:p text:style-name="P1">Door_epicsmodule_1 (a.k.a. Door/epicsmodule/1) (running)</text:p>
      <text:p text:style-name="P1">Door_simulation_1 (a.k.a. Door/simulation/1)</text:p>
      <text:p text:style-name="P1">Door name from the list? Door_epicsmodule_1</text:p>
      <text:p text:style-name="P1">Storing ipython_config.py in /hzb/huiling/.ipython/profile_EpicsModule... [DONE]</text:p>
      <text:p text:style-name="P1">Spock 3.0.2-alpha -- An interactive laboratory application.</text:p>
      <text:p text:style-name="P1"/>
      <text:p text:style-name="P1">help <text:s text:c="5"/>-&gt; Spock's help system.</text:p>
      <text:p text:style-name="P1">object? <text:s text:c="2"/>-&gt; Details about 'object'. ?object also works, ?? prints more.</text:p>
      <text:p text:style-name="P1"/>
      <text:p text:style-name="P1">IPython profile: EpicsModule</text:p>
      <text:p text:style-name="P1"/>
      <text:p text:style-name="P1">Connected to Door_epicsmodule_1</text:p>
      <text:p text:style-name="P1"><text:soft-page-break/></text:p>
      <text:p text:style-name="P1">Door_epicsmodule_1 [1]: </text:p>
      <text:p text:style-name="P1"/>
      <text:h text:style-name="P7" text:outline-level="1">3. Operation in Spock</text:h>
      <text:p text:style-name="P1"/>
      <text:p text:style-name="P1">Door_epicsmodule_1 [1]: Pool_epicsmodule_1.put_property({"PoolPath":["/controllers/simulationEpic</text:p>
      <text:p text:style-name="P1"><text:s text:c="19"/>...: s"]})</text:p>
      <text:h text:style-name="P7" text:outline-level="1"><text:span text:style-name="T6">4</text:span>. Restart Sardana Epics<text:span text:style-name="T6">Module</text:span></text:h>
      <text:p text:style-name="P4"/>
      <text:h text:style-name="P7" text:outline-level="1"><text:span text:style-name="T6">5</text:span>. <text:span text:style-name="T6">Operation in Spock</text:span></text:h>
      <text:p text:style-name="P3"/>
      <text:p text:style-name="P3">Door_epicsmodule_1 [2]: defctrl SimulationsEpicsMotorController2 epicsMotorCtrl PV="dist222dh160<text:span text:style-name="T6">0</text:span>:m"</text:p>
      <text:p text:style-name="P3">Created epicsMotorCtrl</text:p>
      <text:p text:style-name="P3"/>
      <text:p text:style-name="P3">Door_epicsmodule_1 [<text:span text:style-name="T6">3]</text:span>: defelem epicsM1 epicsMotorCtrl 1</text:p>
      <text:p text:style-name="P3">Created epicsM1</text:p>
      <text:p text:style-name="P3"/>
      <text:p text:style-name="P3">Door_epicsmodule_1 [<text:span text:style-name="T6">4</text:span>]: defelem epicsM2 epicsMotorCtrl 2</text:p>
      <text:p text:style-name="P3">Created epicsM2</text:p>
      <text:p text:style-name="P3">Door_epicsmodule_1 [<text:span text:style-name="T6">5]</text:span>: wa</text:p>
      <text:p text:style-name="P3">Current positions (user, dial) on 2020-08-31 14:26:47.948128</text:p>
      <text:p text:style-name="P3"/>
      <text:p text:style-name="P3"><text:s text:c="7"/>epicsM1 <text:s text:c="2"/>epicsM2</text:p>
      <text:p text:style-name="P3">User <text:s text:c="3"/>7.9980 <text:s/>298.0800</text:p>
      <text:p text:style-name="P3">Dial <text:s text:c="3"/>7.9980 <text:s/>298.08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1T14:28:31.844739552</meta:creation-date>
    <dc:date>2020-08-31T14:36:02.073830526</dc:date>
    <meta:editing-duration>PT7M30S</meta:editing-duration>
    <meta:editing-cycles>1</meta:editing-cycles>
    <meta:generator>LibreOffice/6.1.5.2$Linux_X86_64 LibreOffice_project/10$Build-2</meta:generator>
    <meta:document-statistic meta:table-count="0" meta:image-count="0" meta:object-count="0" meta:page-count="2" meta:paragraph-count="42" meta:word-count="244" meta:character-count="2281" meta:non-whitespace-character-count="2011"/>
  </office:meta>
</office:document-meta>
</file>